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Kp50Ki1Kp50" table:style-name="ta1">
        <table:shapes>
          <draw:frame draw:z-index="0" draw:style-name="gr1" svg:width="7in" svg:height="5in" svg:x="0in" svg:y="0in">
            <draw:object draw:notify-on-update-of-ranges="Kp50Ki1Kp50.B1:Kp50Ki1Kp50.B1 Kp50Ki1Kp50.B2:Kp50Ki1Kp50.B151 Kp50Ki1Kp50.C1:Kp50Ki1Kp50.C1 Kp50Ki1Kp50.C2:Kp50Ki1Kp50.C1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500">
            <text:p>10500</text:p>
          </table:table-cell>
          <table:table-cell office:value-type="float" office:value="105">
            <text:p>105</text:p>
          </table:table-cell>
          <table:table-cell office:value-type="float" office:value="10500">
            <text:p>10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1400">
            <text:p>31400</text:p>
          </table:table-cell>
          <table:table-cell office:value-type="float" office:value="-1">
            <text:p>-1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41800">
            <text:p>41800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52000">
            <text:p>52000</text:p>
          </table:table-cell>
          <table:table-cell office:value-type="float" office:value="-2">
            <text:p>-2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62100">
            <text:p>62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9">
            <text:p>99</text:p>
          </table:table-cell>
          <table:table-cell office:value-type="float" office:value="72000">
            <text:p>720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7">
            <text:p>97</text:p>
          </table:table-cell>
          <table:table-cell office:value-type="float" office:value="81700">
            <text:p>817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office:value-type="float" office:value="91200">
            <text:p>912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3">
            <text:p>93</text:p>
          </table:table-cell>
          <table:table-cell office:value-type="float" office:value="100500">
            <text:p>1005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9500">
            <text:p>109500</text:p>
          </table:table-cell>
          <table:table-cell office:value-type="float" office:value="-3">
            <text:p>-3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7">
            <text:p>87</text:p>
          </table:table-cell>
          <table:table-cell office:value-type="float" office:value="118200">
            <text:p>1182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6700">
            <text:p>126700</text:p>
          </table:table-cell>
          <table:table-cell office:value-type="float" office:value="-2">
            <text:p>-2</text:p>
          </table:table-cell>
          <table:table-cell office:value-type="float" office:value="4150">
            <text:p>4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2">
            <text:p>82</text:p>
          </table:table-cell>
          <table:table-cell office:value-type="float" office:value="134900">
            <text:p>134900</text:p>
          </table:table-cell>
          <table:table-cell office:value-type="float" office:value="-3">
            <text:p>-3</text:p>
          </table:table-cell>
          <table:table-cell office:value-type="float" office:value="3950">
            <text:p>3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142900">
            <text:p>142900</text:p>
          </table:table-cell>
          <table:table-cell office:value-type="float" office:value="-2">
            <text:p>-2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0500">
            <text:p>150500</text:p>
          </table:table-cell>
          <table:table-cell office:value-type="float" office:value="-4">
            <text:p>-4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3">
            <text:p>73</text:p>
          </table:table-cell>
          <table:table-cell office:value-type="float" office:value="157800">
            <text:p>1578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office:value-type="float" office:value="164800">
            <text:p>1648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1600">
            <text:p>171600</text:p>
          </table:table-cell>
          <table:table-cell office:value-type="float" office:value="-2">
            <text:p>-2</text:p>
          </table:table-cell>
          <table:table-cell office:value-type="float" office:value="3300">
            <text:p>3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178100">
            <text:p>178100</text:p>
          </table:table-cell>
          <table:table-cell office:value-type="float" office:value="-3">
            <text:p>-3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184100">
            <text:p>184100</text:p>
          </table:table-cell>
          <table:table-cell office:value-type="float" office:value="-5">
            <text:p>-5</text:p>
          </table:table-cell>
          <table:table-cell office:value-type="float" office:value="2750">
            <text:p>2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89800">
            <text:p>1898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4">
            <text:p>54</text:p>
          </table:table-cell>
          <table:table-cell office:value-type="float" office:value="195200">
            <text:p>195200</text:p>
          </table:table-cell>
          <table:table-cell office:value-type="float" office:value="-3">
            <text:p>-3</text:p>
          </table:table-cell>
          <table:table-cell office:value-type="float" office:value="2550">
            <text:p>2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200300">
            <text:p>200300</text:p>
          </table:table-cell>
          <table:table-cell office:value-type="float" office:value="-3">
            <text:p>-3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7">
            <text:p>47</text:p>
          </table:table-cell>
          <table:table-cell office:value-type="float" office:value="205000">
            <text:p>205000</text:p>
          </table:table-cell>
          <table:table-cell office:value-type="float" office:value="-4">
            <text:p>-4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9400">
            <text:p>209400</text:p>
          </table:table-cell>
          <table:table-cell office:value-type="float" office:value="-3">
            <text:p>-3</text:p>
          </table:table-cell>
          <table:table-cell office:value-type="float" office:value="2050">
            <text:p>2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3500">
            <text:p>213500</text:p>
          </table:table-cell>
          <table:table-cell office:value-type="float" office:value="-3">
            <text:p>-3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20800">
            <text:p>220800</text:p>
          </table:table-cell>
          <table:table-cell office:value-type="float" office:value="-3">
            <text:p>-3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1">
            <text:p>31</text:p>
          </table:table-cell>
          <table:table-cell office:value-type="float" office:value="223900">
            <text:p>223900</text:p>
          </table:table-cell>
          <table:table-cell office:value-type="float" office:value="-4">
            <text:p>-4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6700">
            <text:p>226700</text:p>
          </table:table-cell>
          <table:table-cell office:value-type="float" office:value="-3">
            <text:p>-3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229200">
            <text:p>229200</text:p>
          </table:table-cell>
          <table:table-cell office:value-type="float" office:value="-3">
            <text:p>-3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500">
            <text:p>2315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3400">
            <text:p>233400</text:p>
          </table:table-cell>
          <table:table-cell office:value-type="float" office:value="-4">
            <text:p>-4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5000">
            <text:p>235000</text:p>
          </table:table-cell>
          <table:table-cell office:value-type="float" office:value="-3">
            <text:p>-3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office:value-type="float" office:value="236300">
            <text:p>236300</text:p>
          </table:table-cell>
          <table:table-cell office:value-type="float" office:value="-3">
            <text:p>-3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office:value-type="float" office:value="237400">
            <text:p>2374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8900">
            <text:p>238900</text:p>
          </table:table-cell>
          <table:table-cell office:value-type="float" office:value="-3">
            <text:p>-3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8900">
            <text:p>238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700">
            <text:p>2387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300">
            <text:p>2383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300">
            <text:p>237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800">
            <text:p>236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300">
            <text:p>236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5400">
            <text:p>23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100">
            <text:p>235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700">
            <text:p>2347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600">
            <text:p>234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700">
            <text:p>234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900">
            <text:p>234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100">
            <text:p>235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300">
            <text:p>235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100">
            <text:p>235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900">
            <text:p>23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700">
            <text:p>23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800">
            <text:p>2348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600">
            <text:p>234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400">
            <text:p>23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000">
            <text:p>234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000">
            <text:p>234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100">
            <text:p>234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800">
            <text:p>233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400">
            <text:p>233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900">
            <text:p>2329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400">
            <text:p>2324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2000">
            <text:p>2320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000">
            <text:p>23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000">
            <text:p>23100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200">
            <text:p>231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400">
            <text:p>231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600">
            <text:p>231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000">
            <text:p>2310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000">
            <text:p>23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600">
            <text:p>229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800">
            <text:p>229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200">
            <text:p>2292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200">
            <text:p>2282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300">
            <text:p>227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600">
            <text:p>226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200">
            <text:p>226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200">
            <text:p>226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600">
            <text:p>22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700">
            <text:p>22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42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4:01:32</dc:date>
    <dc:creator>will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6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4cm" svg:y="0.39cm" chart:style-name="ch2">
          <text:p>SP 125 Kp 50, Ki 1, Kd 50</text:p>
        </chart:title>
        <chart:legend chart:legend-position="end" svg:x="15.961cm" svg:y="5.802cm" style:legend-expansion="high" chart:style-name="ch3"/>
        <chart:plot-area chart:style-name="ch4" table:cell-range-address="Kp50Ki1Kp50.B1:Kp50Ki1Kp50.C151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i1Kp50.B2:Kp50Ki1Kp50.B151" chart:label-cell-address="Kp50Ki1Kp50.B1:Kp50Ki1Kp50.B1" chart:class="chart:scatter">
            <chart:data-point chart:repeated="150"/>
          </chart:series>
          <chart:series chart:style-name="ch8" chart:values-cell-range-address="Kp50Ki1Kp50.C2:Kp50Ki1Kp50.C151" chart:label-cell-address="Kp50Ki1Kp50.C1:Kp50Ki1Kp50.C1" chart:class="chart:scatte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i1Kp50.B1:Kp50Ki1Kp50.B1</svg:desc>
                </draw:g>
              </table:table-cell>
              <table:table-cell office:value-type="string">
                <text:p>PV</text:p>
                <draw:g>
                  <svg:desc>Kp50Ki1Kp50.C1:Kp50Ki1Kp5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p50.B2:Kp50Ki1Kp50.B151</svg:desc>
                </draw:g>
              </table:table-cell>
              <table:table-cell office:value-type="float" office:value="20">
                <text:p>20</text:p>
                <draw:g>
                  <svg:desc>Kp50Ki1Kp50.C2:Kp50Ki1Kp5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